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ypeConverter.getValue( ValueFactory valueFactory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TypeConverter.getXPathQueryValue( ValueFactory valueFactory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TypeConverter.getObject( 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